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e211" officeooo:paragraph-rsid="000fe211"/>
    </style:style>
    <style:style style:name="P2" style:family="paragraph" style:parent-style-name="Standard">
      <style:text-properties fo:font-size="16pt" officeooo:rsid="000fe211" officeooo:paragraph-rsid="000fe211" style:font-size-asian="16pt" style:font-size-complex="16pt"/>
    </style:style>
    <style:style style:name="P3" style:family="paragraph" style:parent-style-name="Standard">
      <style:text-properties officeooo:rsid="0011d8d4" officeooo:paragraph-rsid="0011d8d4"/>
    </style:style>
    <style:style style:name="P4" style:family="paragraph" style:parent-style-name="Header">
      <style:paragraph-properties fo:text-align="end" style:justify-single-word="false"/>
      <style:text-properties officeooo:rsid="000fe211" officeooo:paragraph-rsid="000fe211"/>
    </style:style>
    <style:style style:name="T1" style:family="text">
      <style:text-properties officeooo:rsid="001132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oltage Regulator Specifications:</text:p>
      <text:p text:style-name="P1"/>
      <text:p text:style-name="P1">Must power a Raspberry Pi model B.</text:p>
      <text:p text:style-name="P1"/>
      <text:p text:style-name="P1">Raspberry Pi Model B specifications for voltage:</text:p>
      <text:p text:style-name="P1"/>
      <text:p text:style-name="P1">Nominal voltage: 5V</text:p>
      <text:p text:style-name="P1">Maximum voltage: 5.5V</text:p>
      <text:p text:style-name="P1">Minimum voltage: 4.5V</text:p>
      <text:p text:style-name="P1"/>
      <text:p text:style-name="P1">Sources:</text:p>
      <text:p text:style-name="P1"/>
      <text:p text:style-name="P3">Power specs of raspberry pi:</text:p>
      <text:p text:style-name="P1"><text:a xlink:type="simple" xlink:href="https://www.raspberrypi.org/documentation/hardware/raspberrypi/power/README.md" text:style-name="Internet_20_link" text:visited-style-name="Visited_20_Internet_20_Link">https://www.raspberrypi.org/documentation/hardware/raspberrypi/power/README.md</text:a> </text:p>
      <text:p text:style-name="P1"/>
      <text:p text:style-name="P1"/>
      <text:p text:style-name="P3">Specs of Raspberry Pi 3 chip:</text:p>
      <text:p text:style-name="P1"><text:a xlink:type="simple" xlink:href="https://www.raspberrypi.org/documentation/hardware/raspberrypi/bcm2837b0/README.md" text:style-name="Internet_20_link" text:visited-style-name="Visited_20_Internet_20_Link">https://www.raspberrypi.org/documentation/hardware/raspberrypi/bcm2837b0/README.md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fe211" officeooo:paragraph-rsid="000fe211"/>
    </style:style>
    <style:style style:name="MT1" style:family="text">
      <style:text-properties officeooo:rsid="0011327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Revision 1.<text:span text:style-name="MT1">1<text:tab/></text:span>Date: 7/18/20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2:34:14.673000000</meta:creation-date>
    <dc:date>2019-07-19T09:11:22.956000000</dc:date>
    <meta:editing-duration>PT20H27M2S</meta:editing-duration>
    <meta:editing-cycles>3</meta:editing-cycles>
    <meta:generator>LibreOffice/6.2.3.2$Windows_X86_64 LibreOffice_project/aecc05fe267cc68dde00352a451aa867b3b546ac</meta:generator>
    <meta:document-statistic meta:table-count="0" meta:image-count="0" meta:object-count="0" meta:page-count="1" meta:paragraph-count="12" meta:word-count="44" meta:character-count="431" meta:non-whitespace-character-count="397"/>
  </office:meta>
</office:document-meta>
</file>